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8.29mm"/>
    </style:style>
    <style:style style:name="co2" style:family="table-column">
      <style:table-column-properties fo:break-before="auto" style:column-width="16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3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color="#000000" style:font-name="メイリオ" fo:font-size="10pt" fo:language="none" fo:country="none" style:font-name-asian="メイリオ" style:font-size-asian="10pt" style:language-asian="none" style:country-asian="none" style:font-name-complex="メイリオ" style:font-size-complex="10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Time</text:p>
          </table:table-cell>
          <table:covered-table-cell table:style-name="ce2"/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sonUtility</text:p>
          </table:table-cell>
          <table:table-cell office:value-type="string" calcext:value-type="string">
            <text:p>ZeroFormatter</text:p>
          </table:table-cell>
          <table:table-cell office:value-type="string" calcext:value-type="string">
            <text:p>FlatBuffers</text:p>
          </table:table-cell>
          <table:table-cell/>
          <table:table-cell table:formula="of:=CONCATENATE(&quot;| &quot;;[.B3];&quot; | &quot;;[.C3];&quot; | &quot;;[.D3];&quot; | &quot;;[.E3];&quot; |&quot;)" office:value-type="string" office:string-value="|  | JsonUtility | ZeroFormatter | FlatBuffers |" calcext:value-type="string">
            <text:p>| <text:s/>| JsonUtility | ZeroFormatter | FlatBuffers |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--:</text:p>
          </table:table-cell>
          <table:table-cell/>
          <table:table-cell table:formula="of:=CONCATENATE(&quot;|&quot;;[.B4];&quot;|&quot;;[.C4];&quot;|&quot;;[.D4];&quot;|&quot;;[.E4];&quot;|&quot;)" office:value-type="string" office:string-value="|--:|--:|--:|--:|" calcext:value-type="string">
            <text:p>|--:|--:|--:|--:|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98" calcext:value-type="float">
            <text:p>1298</text:p>
          </table:table-cell>
          <table:table-cell office:value-type="float" office:value="458" calcext:value-type="float">
            <text:p>458</text:p>
          </table:table-cell>
          <table:table-cell office:value-type="float" office:value="489" calcext:value-type="float">
            <text:p>489</text:p>
          </table:table-cell>
          <table:table-cell/>
          <table:table-cell table:formula="of:=CONCATENATE(&quot;| &quot;;TEXT([.B5];&quot;#,#0&quot;);&quot; | &quot;;TEXT([.C5];&quot;#,#0&quot;);&quot; | &quot;;TEXT([.D5];&quot;#,#0&quot;);&quot; | &quot;;TEXT([.E5];&quot;#,#0&quot;);&quot; |&quot;)" office:value-type="string" office:string-value="| 1 | 1,298 | 458 | 489 |" calcext:value-type="string">
            <text:p>| 1 | 1,298 | 458 | 489 |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92" calcext:value-type="float">
            <text:p>1292</text:p>
          </table:table-cell>
          <table:table-cell office:value-type="float" office:value="459" calcext:value-type="float">
            <text:p>459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CONCATENATE(&quot;| &quot;;TEXT([.B6];&quot;#,#0&quot;);&quot; | &quot;;TEXT([.C6];&quot;#,#0&quot;);&quot; | &quot;;TEXT([.D6];&quot;#,#0&quot;);&quot; | &quot;;TEXT([.E6];&quot;#,#0&quot;);&quot; |&quot;)" office:value-type="string" office:string-value="| 2 | 1,292 | 459 | 538 |" calcext:value-type="string">
            <text:p>| 2 | 1,292 | 459 | 538 |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73" calcext:value-type="float">
            <text:p>1273</text:p>
          </table:table-cell>
          <table:table-cell office:value-type="float" office:value="510" calcext:value-type="float">
            <text:p>510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CONCATENATE(&quot;| &quot;;TEXT([.B7];&quot;#,#0&quot;);&quot; | &quot;;TEXT([.C7];&quot;#,#0&quot;);&quot; | &quot;;TEXT([.D7];&quot;#,#0&quot;);&quot; | &quot;;TEXT([.E7];&quot;#,#0&quot;);&quot; |&quot;)" office:value-type="string" office:string-value="| 3 | 1,273 | 510 | 524 |" calcext:value-type="string">
            <text:p>| 3 | 1,273 | 510 | 524 |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92" calcext:value-type="float">
            <text:p>1292</text:p>
          </table:table-cell>
          <table:table-cell office:value-type="float" office:value="508" calcext:value-type="float">
            <text:p>508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CONCATENATE(&quot;| &quot;;TEXT([.B8];&quot;#,#0&quot;);&quot; | &quot;;TEXT([.C8];&quot;#,#0&quot;);&quot; | &quot;;TEXT([.D8];&quot;#,#0&quot;);&quot; | &quot;;TEXT([.E8];&quot;#,#0&quot;);&quot; |&quot;)" office:value-type="string" office:string-value="| 4 | 1,292 | 508 | 479 |" calcext:value-type="string">
            <text:p>| 4 | 1,292 | 508 | 479 |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70" calcext:value-type="float">
            <text:p>1270</text:p>
          </table:table-cell>
          <table:table-cell office:value-type="float" office:value="439" calcext:value-type="float">
            <text:p>439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CONCATENATE(&quot;| &quot;;TEXT([.B9];&quot;#,#0&quot;);&quot; | &quot;;TEXT([.C9];&quot;#,#0&quot;);&quot; | &quot;;TEXT([.D9];&quot;#,#0&quot;);&quot; | &quot;;TEXT([.E9];&quot;#,#0&quot;);&quot; |&quot;)" office:value-type="string" office:string-value="| 5 | 1,270 | 439 | 519 |" calcext:value-type="string">
            <text:p>| 5 | 1,270 | 439 | 519 |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80" calcext:value-type="float">
            <text:p>1280</text:p>
          </table:table-cell>
          <table:table-cell office:value-type="float" office:value="444" calcext:value-type="float">
            <text:p>444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CONCATENATE(&quot;| &quot;;TEXT([.B10];&quot;#,#0&quot;);&quot; | &quot;;TEXT([.C10];&quot;#,#0&quot;);&quot; | &quot;;TEXT([.D10];&quot;#,#0&quot;);&quot; | &quot;;TEXT([.E10];&quot;#,#0&quot;);&quot; |&quot;)" office:value-type="string" office:string-value="| 6 | 1,280 | 444 | 477 |" calcext:value-type="string">
            <text:p>| 6 | 1,280 | 444 | 477 |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56" calcext:value-type="float">
            <text:p>1256</text:p>
          </table:table-cell>
          <table:table-cell office:value-type="float" office:value="475" calcext:value-type="float">
            <text:p>475</text:p>
          </table:table-cell>
          <table:table-cell office:value-type="float" office:value="478" calcext:value-type="float">
            <text:p>478</text:p>
          </table:table-cell>
          <table:table-cell/>
          <table:table-cell table:formula="of:=CONCATENATE(&quot;| &quot;;TEXT([.B11];&quot;#,#0&quot;);&quot; | &quot;;TEXT([.C11];&quot;#,#0&quot;);&quot; | &quot;;TEXT([.D11];&quot;#,#0&quot;);&quot; | &quot;;TEXT([.E11];&quot;#,#0&quot;);&quot; |&quot;)" office:value-type="string" office:string-value="| 7 | 1,256 | 475 | 478 |" calcext:value-type="string">
            <text:p>| 7 | 1,256 | 475 | 478 |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76" calcext:value-type="float">
            <text:p>1276</text:p>
          </table:table-cell>
          <table:table-cell office:value-type="float" office:value="468" calcext:value-type="float">
            <text:p>468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CONCATENATE(&quot;| &quot;;TEXT([.B12];&quot;#,#0&quot;);&quot; | &quot;;TEXT([.C12];&quot;#,#0&quot;);&quot; | &quot;;TEXT([.D12];&quot;#,#0&quot;);&quot; | &quot;;TEXT([.E12];&quot;#,#0&quot;);&quot; |&quot;)" office:value-type="string" office:string-value="| 8 | 1,276 | 468 | 510 |" calcext:value-type="string">
            <text:p>| 8 | 1,276 | 468 | 510 |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75" calcext:value-type="float">
            <text:p>1275</text:p>
          </table:table-cell>
          <table:table-cell office:value-type="float" office:value="458" calcext:value-type="float">
            <text:p>458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CONCATENATE(&quot;| &quot;;TEXT([.B13];&quot;#,#0&quot;);&quot; | &quot;;TEXT([.C13];&quot;#,#0&quot;);&quot; | &quot;;TEXT([.D13];&quot;#,#0&quot;);&quot; | &quot;;TEXT([.E13];&quot;#,#0&quot;);&quot; |&quot;)" office:value-type="string" office:string-value="| 9 | 1,275 | 458 | 507 |" calcext:value-type="string">
            <text:p>| 9 | 1,275 | 458 | 507 |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01" calcext:value-type="float">
            <text:p>1201</text:p>
          </table:table-cell>
          <table:table-cell office:value-type="float" office:value="434" calcext:value-type="float">
            <text:p>434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CONCATENATE(&quot;| &quot;;TEXT([.B14];&quot;#,#0&quot;);&quot; | &quot;;TEXT([.C14];&quot;#,#0&quot;);&quot; | &quot;;TEXT([.D14];&quot;#,#0&quot;);&quot; | &quot;;TEXT([.E14];&quot;#,#0&quot;);&quot; |&quot;)" office:value-type="string" office:string-value="| 10 | 1,201 | 434 | 466 |" calcext:value-type="string">
            <text:p>| 10 | 1,201 | 434 | 466 |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style-name="ce3" table:formula="of:=AVERAGE([.C5:.C14])" office:value-type="float" office:value="1271.3" calcext:value-type="float">
            <text:p>1271.30</text:p>
          </table:table-cell>
          <table:table-cell table:style-name="ce3" table:formula="of:=AVERAGE([.D5:.D14])" office:value-type="float" office:value="465.3" calcext:value-type="float">
            <text:p>465.30</text:p>
          </table:table-cell>
          <table:table-cell table:style-name="ce3" table:formula="of:=AVERAGE([.E5:.E14])" office:value-type="float" office:value="498.7" calcext:value-type="float">
            <text:p>498.70</text:p>
          </table:table-cell>
          <table:table-cell/>
          <table:table-cell table:formula="of:=CONCATENATE(&quot;| &quot;;TEXT([.B15];&quot;#,#0.0&quot;);&quot; | &quot;;TEXT([.C15];&quot;#,#0.0&quot;);&quot; | &quot;;TEXT([.D15];&quot;#,#0.0&quot;);&quot; | &quot;;TEXT([.E15];&quot;#,#0.0&quot;);&quot; |&quot;)" office:value-type="string" office:string-value="| Average | 1,271.3 | 465.3 | 498.7 |" calcext:value-type="string">
            <text:p>| Average | 1,271.3 | 465.3 | 498.7 |</text:p>
          </table:table-cell>
        </table:table-row>
        <table:table-row table:style-name="ro1">
          <table:table-cell/>
          <table:table-cell table:style-name="ce1" office:value-type="string" calcext:value-type="string">
            <text:p>Max</text:p>
          </table:table-cell>
          <table:table-cell table:style-name="ce3" table:formula="of:=MAX([.C5:.C14])" office:value-type="float" office:value="1298" calcext:value-type="float">
            <text:p>1298.00</text:p>
          </table:table-cell>
          <table:table-cell table:style-name="ce3" table:formula="of:=MAX([.D5:.D14])" office:value-type="float" office:value="510" calcext:value-type="float">
            <text:p>510.00</text:p>
          </table:table-cell>
          <table:table-cell table:style-name="ce3" table:formula="of:=MAX([.E5:.E15])" office:value-type="float" office:value="538" calcext:value-type="float">
            <text:p>538.00</text:p>
          </table:table-cell>
          <table:table-cell/>
          <table:table-cell table:formula="of:=CONCATENATE(&quot;| &quot;;TEXT([.B16];&quot;#,#0.0&quot;);&quot; | &quot;;TEXT([.C16];&quot;#,#0.0&quot;);&quot; | &quot;;TEXT([.D16];&quot;#,#0.0&quot;);&quot; | &quot;;TEXT([.E16];&quot;#,#0.0&quot;);&quot; |&quot;)" office:value-type="string" office:string-value="| Max | 1,298.0 | 510.0 | 538.0 |" calcext:value-type="string">
            <text:p>| Max | 1,298.0 | 510.0 | 538.0 |</text:p>
          </table:table-cell>
        </table:table-row>
        <table:table-row table:style-name="ro1">
          <table:table-cell/>
          <table:table-cell table:style-name="ce1" office:value-type="string" calcext:value-type="string">
            <text:p>Min</text:p>
          </table:table-cell>
          <table:table-cell table:style-name="ce3" table:formula="of:=MIN([.C5:.C14])" office:value-type="float" office:value="1201" calcext:value-type="float">
            <text:p>1201.00</text:p>
          </table:table-cell>
          <table:table-cell table:style-name="ce3" table:formula="of:=MIN([.D5:.D14])" office:value-type="float" office:value="434" calcext:value-type="float">
            <text:p>434.00</text:p>
          </table:table-cell>
          <table:table-cell table:style-name="ce3" table:formula="of:=MIN([.E5:.E14])" office:value-type="float" office:value="466" calcext:value-type="float">
            <text:p>466.00</text:p>
          </table:table-cell>
          <table:table-cell/>
          <table:table-cell table:formula="of:=CONCATENATE(&quot;| &quot;;TEXT([.B17];&quot;#,#0.0&quot;);&quot; | &quot;;TEXT([.C17];&quot;#,#0.0&quot;);&quot; | &quot;;TEXT([.D17];&quot;#,#0.0&quot;);&quot; | &quot;;TEXT([.E17];&quot;#,#0.0&quot;);&quot; |&quot;)" office:value-type="string" office:string-value="| Min | 1,201.0 | 434.0 | 466.0 |" calcext:value-type="string">
            <text:p>| Min | 1,201.0 | 434.0 | 466.0 |</text:p>
          </table:table-cell>
        </table:table-row>
        <table:table-row table:style-name="ro1">
          <table:table-cell table:number-columns-repeated="6"/>
          <table:table-cell table:formula="of:=CONCATENATE(&quot;| &quot;;TEXT([.B18];&quot;#,#0&quot;);&quot; | &quot;;TEXT([.C18];&quot;#,#0&quot;);&quot; | &quot;;TEXT([.D18];&quot;#,#0&quot;);&quot; | &quot;;TEXT([.E18];&quot;#,#0&quot;);&quot; |&quot;)" office:value-type="string" office:string-value="| 0 | 0 | 0 | 0 |" calcext:value-type="string">
            <text:p>| 0 | 0 | 0 | 0 |</text:p>
          </table:table-cell>
        </table:table-row>
        <table:table-row table:style-name="ro1">
          <table:table-cell/>
          <table:table-cell office:value-type="string" calcext:value-type="string">
            <text:p>JsonUtilityとの比較</text:p>
          </table:table-cell>
          <table:table-cell table:number-columns-repeated="4"/>
          <table:table-cell table:formula="of:=CONCATENATE(&quot;| &quot;;[.B19];&quot; | &quot;;[.C19];&quot; | &quot;;[.D19];&quot; | &quot;;[.E19];&quot; |&quot;)" office:value-type="string" office:string-value="| JsonUtilityとの比較 |  |  |  |" calcext:value-type="string">
            <text:p>| JsonUtilityとの比較 | <text:s/>| <text:s/>| <text:s/>|</text:p>
          </table:table-cell>
        </table:table-row>
        <table:table-row table:style-name="ro1">
          <table:table-cell/>
          <table:table-cell table:style-name="ce1" office:value-type="string" calcext:value-type="string">
            <text:p>Average</text:p>
          </table:table-cell>
          <table:table-cell table:style-name="ce4" table:formula="of:=[.C15]/[.$C15]" office:value-type="float" office:value="1" calcext:value-type="float">
            <text:p>1.00</text:p>
          </table:table-cell>
          <table:table-cell table:style-name="ce4" table:formula="of:=[.D15]/[.$C15]" office:value-type="float" office:value="0.366003303704869" calcext:value-type="float">
            <text:p>0.37</text:p>
          </table:table-cell>
          <table:table-cell table:style-name="ce4" table:formula="of:=[.E15]/[.$C15]" office:value-type="float" office:value="0.392275623377645" calcext:value-type="float">
            <text:p>0.39</text:p>
          </table:table-cell>
          <table:table-cell/>
          <table:table-cell table:formula="of:=CONCATENATE(&quot;| &quot;;TEXT([.B20];&quot;#,#0.00&quot;);&quot; | &quot;;TEXT([.C20];&quot;#,#0.00&quot;);&quot; | &quot;;TEXT([.D20];&quot;#,#0.00&quot;);&quot; | &quot;;TEXT([.E20];&quot;#,#0.00&quot;);&quot; |&quot;)" office:value-type="string" office:string-value="| Average | 1.00 | 0.37 | 0.39 |" calcext:value-type="string">
            <text:p>| Average | 1.00 | 0.37 | 0.39 |</text:p>
          </table:table-cell>
        </table:table-row>
        <table:table-row table:style-name="ro1">
          <table:table-cell/>
          <table:table-cell table:style-name="ce1" office:value-type="string" calcext:value-type="string">
            <text:p>Max</text:p>
          </table:table-cell>
          <table:table-cell table:style-name="ce4" table:formula="of:=[.C16]/[.$C16]" office:value-type="float" office:value="1" calcext:value-type="float">
            <text:p>1.00</text:p>
          </table:table-cell>
          <table:table-cell table:style-name="ce4" table:formula="of:=[.D16]/[.$C16]" office:value-type="float" office:value="0.392912172573189" calcext:value-type="float">
            <text:p>0.39</text:p>
          </table:table-cell>
          <table:table-cell table:style-name="ce4" table:formula="of:=[.E16]/[.$C16]" office:value-type="float" office:value="0.414483821263482" calcext:value-type="float">
            <text:p>0.41</text:p>
          </table:table-cell>
          <table:table-cell/>
          <table:table-cell table:formula="of:=CONCATENATE(&quot;| &quot;;TEXT([.B21];&quot;#,#0.00&quot;);&quot; | &quot;;TEXT([.C21];&quot;#,#0.00&quot;);&quot; | &quot;;TEXT([.D21];&quot;#,#0.00&quot;);&quot; | &quot;;TEXT([.E21];&quot;#,#0.00&quot;);&quot; |&quot;)" office:value-type="string" office:string-value="| Max | 1.00 | 0.39 | 0.41 |" calcext:value-type="string">
            <text:p>| Max | 1.00 | 0.39 | 0.41 |</text:p>
          </table:table-cell>
        </table:table-row>
        <table:table-row table:style-name="ro1">
          <table:table-cell/>
          <table:table-cell table:style-name="ce1" office:value-type="string" calcext:value-type="string">
            <text:p>Min</text:p>
          </table:table-cell>
          <table:table-cell table:style-name="ce4" table:formula="of:=[.C17]/[.$C17]" office:value-type="float" office:value="1" calcext:value-type="float">
            <text:p>1.00</text:p>
          </table:table-cell>
          <table:table-cell table:style-name="ce4" table:formula="of:=[.D17]/[.$C17]" office:value-type="float" office:value="0.361365528726062" calcext:value-type="float">
            <text:p>0.36</text:p>
          </table:table-cell>
          <table:table-cell table:style-name="ce4" table:formula="of:=[.E17]/[.$C17]" office:value-type="float" office:value="0.388009991673605" calcext:value-type="float">
            <text:p>0.39</text:p>
          </table:table-cell>
          <table:table-cell/>
          <table:table-cell table:formula="of:=CONCATENATE(&quot;| &quot;;TEXT([.B22];&quot;#,#0.00&quot;);&quot; | &quot;;TEXT([.C22];&quot;#,#0.00&quot;);&quot; | &quot;;TEXT([.D22];&quot;#,#0.00&quot;);&quot; | &quot;;TEXT([.E22];&quot;#,#0.00&quot;);&quot; |&quot;)" office:value-type="string" office:string-value="| Min | 1.00 | 0.36 | 0.39 |" calcext:value-type="string">
            <text:p>| Min | 1.00 | 0.36 | 0.39 |</text:p>
          </table:table-cell>
        </table:table-row>
        <table:table-row table:style-name="ro1">
          <table:table-cell/>
          <table:table-cell office:value-type="string" calcext:value-type="string">
            <text:p>データサイズ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CONCATENATE(&quot;| &quot;;[.B23];&quot; | &quot;;[.C23];&quot; | &quot;;[.D23];&quot; | &quot;;[.E23];&quot; |&quot;)" office:value-type="string" office:string-value="| データサイズ | 96 | 65 | 84 |" calcext:value-type="string">
            <text:p>| データサイズ | 96 | 65 | 84 |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00/00/00</text:date>, <text:time style:data-style-name="N2" text:time-value="02:26:33.15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2:01:36.650000000</meta:creation-date>
    <dc:date>2016-11-21T02:44:15.243000000</dc:date>
    <meta:editing-duration>PT2H5M59S</meta:editing-duration>
    <meta:editing-cycles>78</meta:editing-cycles>
    <meta:generator>LibreOffice/5.1.6.2$Windows_x86 LibreOffice_project/07ac168c60a517dba0f0d7bc7540f5afa45f0909</meta:generator>
    <meta:document-statistic meta:table-count="1" meta:cell-count="98" meta:object-count="0"/>
  </office:meta>
</office:document-meta>
</file>